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.push —&gt; Agregar un elemento al final del array <text:line-break/>.pop —&gt; Eliminar el último elemento del array <text:line-break/>.unshift —&gt; Agregar un elemento al inicio del array <text:line-break/>.shift —&gt; Eliminar el primer elemento del array <text:line-break/>.push y &lt;&lt; son equivalentes <text:line-break/>.delete —&gt; Elimina el dato indicado </text:p>
      <text:p text:style-name="P1">.count o .length —&gt; Devuelve la cantidad de elementos del array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2T20:22:18.512071146</meta:creation-date>
    <dc:date>2020-06-02T22:13:00.169184699</dc:date>
    <meta:editing-duration>PT1H40M11S</meta:editing-duration>
    <meta:editing-cycles>1</meta:editing-cycles>
    <meta:document-statistic meta:table-count="0" meta:image-count="0" meta:object-count="0" meta:page-count="1" meta:paragraph-count="2" meta:word-count="56" meta:character-count="327" meta:non-whitespace-character-count="266"/>
    <meta:generator>LibreOffice/6.4.3.2$Linux_X86_64 LibreOffice_project/40$Build-2</meta:generator>
  </office:meta>
</office:document-meta>
</file>